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end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en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text-align="en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family="paragraph">
      <style:paragraph-properties fo:text-align="en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en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end"/>
    </style:style>
    <style:style style:name="P26" style:parent-style-name="Normal" style:family="paragraph">
      <style:paragraph-properties fo:text-align="en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family="paragraph">
      <style:paragraph-properties fo:text-align="en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Normal" style:family="paragraph">
      <style:paragraph-properties fo:text-align="en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paragraph-properties fo:text-align="en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family="paragraph">
      <style:paragraph-properties fo:text-align="end"/>
    </style:style>
    <style:style style:name="P47" style:parent-style-name="Normal" style:family="paragraph">
      <style:paragraph-properties fo:text-align="en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family="paragraph">
      <style:paragraph-properties fo:text-align="en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Normal" style:family="paragraph">
      <style:paragraph-properties fo:text-align="en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Normal" style:family="paragraph">
      <style:paragraph-properties fo:text-align="en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Normal" style:family="paragraph">
      <style:paragraph-properties fo:text-align="en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text-align="en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Normal" style:family="paragraph">
      <style:paragraph-properties fo:text-align="en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family="paragraph">
      <style:paragraph-properties fo:text-align="en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Normal" style:family="paragraph">
      <style:paragraph-properties fo:text-align="en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Normal" style:family="paragraph">
      <style:paragraph-properties fo:text-align="en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Normal" style:family="paragraph">
      <style:paragraph-properties fo:text-align="en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Normal" style:family="paragraph">
      <style:paragraph-properties fo:text-align="en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P92" style:parent-style-name="Normal" style:family="paragraph">
      <style:paragraph-properties fo:text-align="end"/>
    </style:style>
    <style:style style:name="P93" style:parent-style-name="Normal" style:family="paragraph">
      <style:paragraph-properties fo:text-align="end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P95" style:parent-style-name="Normal" style:family="paragraph">
      <style:paragraph-properties fo:text-align="en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P97" style:parent-style-name="Normal" style:family="paragraph">
      <style:paragraph-properties fo:text-align="en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P99" style:parent-style-name="Normal" style:family="paragraph">
      <style:paragraph-properties fo:text-align="end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Normal" style:family="paragraph">
      <style:paragraph-properties fo:text-align="end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T103" style:parent-style-name="Fuentedepárrafopredeter." style:family="text">
      <style:text-properties fo:font-weight="bold" style:font-weight-asian="bold" style:font-weight-complex="bold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P108" style:parent-style-name="Normal" style:family="paragraph">
      <style:paragraph-properties fo:text-align="end"/>
    </style:style>
    <style:style style:name="P109" style:parent-style-name="Normal" style:family="paragraph">
      <style:paragraph-properties fo:text-align="end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P111" style:parent-style-name="Normal" style:family="paragraph">
      <style:paragraph-properties fo:text-align="end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P113" style:parent-style-name="Normal" style:family="paragraph">
      <style:paragraph-properties fo:text-align="end"/>
    </style:style>
    <style:style style:name="T114" style:parent-style-name="Fuentedepárrafopredeter." style:family="text">
      <style:text-properties fo:font-weight="bold" style:font-weight-asian="bold" style:font-weight-complex="bold"/>
    </style:style>
    <style:style style:name="P115" style:parent-style-name="Normal" style:family="paragraph">
      <style:paragraph-properties fo:text-align="end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P117" style:parent-style-name="Normal" style:family="paragraph">
      <style:paragraph-properties fo:text-align="end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122" style:parent-style-name="Fuentedepárrafopredeter." style:family="text">
      <style:text-properties fo:font-weight="bold" style:font-weight-asian="bold" style:font-weight-complex="bold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T124" style:parent-style-name="Fuentedepárrafopredeter." style:family="text">
      <style:text-properties fo:font-weight="bold" style:font-weight-asian="bold" style:font-weight-complex="bold"/>
    </style:style>
    <style:style style:name="P125" style:parent-style-name="Normal" style:family="paragraph">
      <style:paragraph-properties fo:text-align="end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P127" style:parent-style-name="Normal" style:family="paragraph">
      <style:paragraph-properties fo:text-align="end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P129" style:parent-style-name="Normal" style:family="paragraph">
      <style:paragraph-properties fo:text-align="end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P131" style:parent-style-name="Normal" style:family="paragraph">
      <style:paragraph-properties fo:text-align="en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P133" style:parent-style-name="Normal" style:family="paragraph">
      <style:paragraph-properties fo:text-align="en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P140" style:parent-style-name="Normal" style:family="paragraph">
      <style:paragraph-properties fo:text-align="end"/>
    </style:style>
    <style:style style:name="T141" style:parent-style-name="Fuentedepárrafopredeter." style:family="text">
      <style:text-properties fo:font-weight="bold" style:font-weight-asian="bold" style:font-weight-complex="bold"/>
    </style:style>
    <style:style style:name="T142" style:parent-style-name="Fuentedepárrafopredeter." style:family="text">
      <style:text-properties fo:font-weight="bold" style:font-weight-asian="bold" style:font-weight-complex="bold"/>
    </style:style>
    <style:style style:name="P143" style:parent-style-name="Normal" style:family="paragraph">
      <style:paragraph-properties fo:text-align="end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P145" style:parent-style-name="Normal" style:family="paragraph">
      <style:paragraph-properties fo:text-align="en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P148" style:parent-style-name="Normal" style:family="paragraph">
      <style:paragraph-properties fo:text-align="end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fo:font-weight="bold" style:font-weight-asian="bold" style:font-weight-complex="bold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T152" style:parent-style-name="Fuentedepárrafopredeter." style:family="text">
      <style:text-properties fo:font-weight="bold" style:font-weight-asian="bold" style:font-weight-complex="bold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T154" style:parent-style-name="Fuentedepárrafopredeter." style:family="text">
      <style:text-properties fo:font-weight="bold" style:font-weight-asian="bold" style:font-weight-complex="bold"/>
    </style:style>
    <style:style style:name="T155" style:parent-style-name="Fuentedepárrafopredeter." style:family="text">
      <style:text-properties fo:font-weight="bold" style:font-weight-asian="bold" style:font-weight-complex="bold"/>
    </style:style>
    <style:style style:name="T156" style:parent-style-name="Fuentedepárrafopredeter." style:family="text">
      <style:text-properties fo:font-weight="bold" style:font-weight-asian="bold" style:font-weight-complex="bold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P160" style:parent-style-name="Normal" style:family="paragraph">
      <style:paragraph-properties fo:text-align="end"/>
    </style:style>
    <style:style style:name="T161" style:parent-style-name="Fuentedepárrafopredeter." style:family="text">
      <style:text-properties fo:font-weight="bold" style:font-weight-asian="bold" style:font-weight-complex="bold"/>
    </style:style>
    <style:style style:name="P162" style:parent-style-name="Normal" style:family="paragraph">
      <style:paragraph-properties fo:text-align="end"/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T164" style:parent-style-name="Fuentedepárrafopredeter." style:family="text">
      <style:text-properties fo:font-weight="bold" style:font-weight-asian="bold" style:font-weight-complex="bold"/>
    </style:style>
    <style:style style:name="T165" style:parent-style-name="Fuentedepárrafopredeter." style:family="text">
      <style:text-properties fo:font-weight="bold" style:font-weight-asian="bold" style:font-weight-complex="bold"/>
    </style:style>
    <style:style style:name="T166" style:parent-style-name="Fuentedepárrafopredeter." style:family="text">
      <style:text-properties fo:font-weight="bold" style:font-weight-asian="bold" style:font-weight-complex="bold"/>
    </style:style>
    <style:style style:name="T167" style:parent-style-name="Fuentedepárrafopredeter." style:family="text">
      <style:text-properties fo:font-weight="bold" style:font-weight-asian="bold" style:font-weight-complex="bold"/>
    </style:style>
    <style:style style:name="T168" style:parent-style-name="Fuentedepárrafopredeter." style:family="text">
      <style:text-properties fo:font-weight="bold" style:font-weight-asian="bold" style:font-weight-complex="bold"/>
    </style:style>
    <style:style style:name="T169" style:parent-style-name="Fuentedepárrafopredeter." style:family="text">
      <style:text-properties fo:font-weight="bold" style:font-weight-asian="bold" style:font-weight-complex="bold"/>
    </style:style>
    <style:style style:name="T170" style:parent-style-name="Fuentedepárrafopredeter." style:family="text">
      <style:text-properties fo:font-weight="bold" style:font-weight-asian="bold" style:font-weight-complex="bold"/>
    </style:style>
    <style:style style:name="T171" style:parent-style-name="Fuentedepárrafopredeter." style:family="text">
      <style:text-properties fo:font-weight="bold" style:font-weight-asian="bold" style:font-weight-complex="bold"/>
    </style:style>
    <style:style style:name="T172" style:parent-style-name="Fuentedepárrafopredeter." style:family="text">
      <style:text-properties fo:font-weight="bold" style:font-weight-asian="bold" style:font-weight-complex="bold"/>
    </style:style>
    <style:style style:name="T173" style:parent-style-name="Fuentedepárrafopredeter." style:family="text">
      <style:text-properties fo:font-weight="bold" style:font-weight-asian="bold" style:font-weight-complex="bold"/>
    </style:style>
    <style:style style:name="T174" style:parent-style-name="Fuentedepárrafopredeter." style:family="text">
      <style:text-properties fo:font-weight="bold" style:font-weight-asian="bold" style:font-weight-complex="bold"/>
    </style:style>
    <style:style style:name="T175" style:parent-style-name="Fuentedepárrafopredeter." style:family="text">
      <style:text-properties fo:font-weight="bold" style:font-weight-asian="bold" style:font-weight-complex="bold"/>
    </style:style>
    <style:style style:name="T176" style:parent-style-name="Fuentedepárrafopredeter." style:family="text">
      <style:text-properties fo:font-weight="bold" style:font-weight-asian="bold" style:font-weight-complex="bold"/>
    </style:style>
    <style:style style:name="P177" style:parent-style-name="Normal" style:family="paragraph">
      <style:paragraph-properties fo:text-align="end"/>
    </style:style>
    <style:style style:name="T178" style:parent-style-name="Fuentedepárrafopredeter." style:family="text">
      <style:text-properties fo:font-weight="bold" style:font-weight-asian="bold" style:font-weight-complex="bold"/>
    </style:style>
    <style:style style:name="P179" style:parent-style-name="Normal" style:family="paragraph">
      <style:paragraph-properties fo:text-align="end"/>
    </style:style>
    <style:style style:name="T180" style:parent-style-name="Fuentedepárrafopredeter." style:family="text">
      <style:text-properties fo:font-weight="bold" style:font-weight-asian="bold" style:font-weight-complex="bold"/>
    </style:style>
    <style:style style:name="T181" style:parent-style-name="Fuentedepárrafopredeter." style:family="text">
      <style:text-properties fo:font-weight="bold" style:font-weight-asian="bold" style:font-weight-complex="bold"/>
    </style:style>
    <style:style style:name="T182" style:parent-style-name="Fuentedepárrafopredeter." style:family="text">
      <style:text-properties fo:font-weight="bold" style:font-weight-asian="bold" style:font-weight-complex="bold"/>
    </style:style>
    <style:style style:name="T183" style:parent-style-name="Fuentedepárrafopredeter." style:family="text">
      <style:text-properties fo:font-weight="bold" style:font-weight-asian="bold" style:font-weight-complex="bold"/>
    </style:style>
    <style:style style:name="T184" style:parent-style-name="Fuentedepárrafopredeter." style:family="text">
      <style:text-properties fo:font-weight="bold" style:font-weight-asian="bold" style:font-weight-complex="bold"/>
    </style:style>
    <style:style style:name="T185" style:parent-style-name="Fuentedepárrafopredeter." style:family="text">
      <style:text-properties fo:font-weight="bold" style:font-weight-asian="bold" style:font-weight-complex="bold"/>
    </style:style>
    <style:style style:name="T186" style:parent-style-name="Fuentedepárrafopredeter." style:family="text">
      <style:text-properties fo:font-weight="bold" style:font-weight-asian="bold" style:font-weight-complex="bold"/>
    </style:style>
    <style:style style:name="T187" style:parent-style-name="Fuentedepárrafopredeter." style:family="text">
      <style:text-properties fo:font-weight="bold" style:font-weight-asian="bold" style:font-weight-complex="bold"/>
    </style:style>
    <style:style style:name="T188" style:parent-style-name="Fuentedepárrafopredeter." style:family="text">
      <style:text-properties fo:font-weight="bold" style:font-weight-asian="bold" style:font-weight-complex="bold"/>
    </style:style>
    <style:style style:name="T189" style:parent-style-name="Fuentedepárrafopredeter." style:family="text">
      <style:text-properties fo:font-weight="bold" style:font-weight-asian="bold" style:font-weight-complex="bold"/>
    </style:style>
    <style:style style:name="T190" style:parent-style-name="Fuentedepárrafopredeter." style:family="text">
      <style:text-properties fo:font-weight="bold" style:font-weight-asian="bold" style:font-weight-complex="bold"/>
    </style:style>
    <style:style style:name="T191" style:parent-style-name="Fuentedepárrafopredeter." style:family="text">
      <style:text-properties fo:font-weight="bold" style:font-weight-asian="bold" style:font-weight-complex="bold"/>
    </style:style>
    <style:style style:name="T192" style:parent-style-name="Fuentedepárrafopredeter." style:family="text">
      <style:text-properties fo:font-weight="bold" style:font-weight-asian="bold" style:font-weight-complex="bold"/>
    </style:style>
    <style:style style:name="T193" style:parent-style-name="Fuentedepárrafopredeter." style:family="text">
      <style:text-properties fo:font-weight="bold" style:font-weight-asian="bold" style:font-weight-complex="bold"/>
    </style:style>
    <style:style style:name="T194" style:parent-style-name="Fuentedepárrafopredeter." style:family="text">
      <style:text-properties fo:font-weight="bold" style:font-weight-asian="bold" style:font-weight-complex="bold"/>
    </style:style>
    <style:style style:name="T195" style:parent-style-name="Fuentedepárrafopredeter." style:family="text">
      <style:text-properties fo:font-weight="bold" style:font-weight-asian="bold" style:font-weight-complex="bold"/>
    </style:style>
    <style:style style:name="T196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iálogos del alcalde</text:p>
      <text:h text:style-name="Título1" text:outline-level="1">Diálogos genéricos:</text:h>
      <text:h text:style-name="Título2" text:outline-level="2">Diálogo 1:</text:h>
      <text:p text:style-name="Normal">Buenos días, Fresa. ¿Quedan bebidas<text:s/>o ya te las<text:s/>bebiste todas<text:s/>tú?</text:p>
      <text:p text:style-name="P2">Si llegas un minuto más tarde, te toca agua del grifo. Pero aún hay.</text:p>
      <text:p text:style-name="Normal">He soñado que el pueblo entero me perseguía con antorchas.<text:s/>Jah, lo raro es que era más tranquilo que las mañanas reales.</text:p>
      <text:p text:style-name="P3">Y eso que no te has metido aún con la prensa de hoy.</text:p>
      <text:p text:style-name="Normal">¿Y tú qué? ¿Noche tranquila?</text:p>
      <text:p text:style-name="P4">Como siempre. Cerrar, limpiar, dormir. Mi vida es una postal aburrida.</text:p>
      <text:p text:style-name="P5">Toma algo, no cura el estrés, pero al menos calienta las manos.</text:p>
      <text:p text:style-name="Normal"><text:span text:style-name="T6">(bebida)<text:s/></text:span>Te haré caso, ponme un (bebida).</text:p>
      <text:p text:style-name="Normal"><text:span text:style-name="T7">(Good)<text:s/></text:span>Esto sí que es vida.</text:p>
      <text:p text:style-name="Normal"><text:span text:style-name="T8">(Bad)<text:s/></text:span>Pero…</text:p>
      <text:p text:style-name="Normal"><text:span text:style-name="T9">(diálogo)</text:span><text:s/><text:span text:style-name="T10">(Good)</text:span><text:span text:style-name="T11"><text:s/></text:span>¿No sabe un poco raro?</text:p>
      <text:p text:style-name="Normal"><text:span text:style-name="T12">(diálogo)</text:span><text:span text:style-name="T13"><text:s/>(Bad)<text:s/></text:span>¿No habías dicho qué quedaban bebidas?</text:p>
      <text:p text:style-name="P14">Respuesta seria<text:s/><text:span text:style-name="T15">(Good)</text:span></text:p>
      <text:p text:style-name="P16">Responder con confianza<text:s/><text:span text:style-name="T17">(Bad)</text:span></text:p>
      <text:p text:style-name="P18">Hoy el cargamento se me cayó al venir, quizás me equivoqué con los ingredientes<text:span text:style-name="T19"><text:s/></text:span>que había<text:s/><text:span text:style-name="T20">(Good)</text:span></text:p>
      <text:p text:style-name="P21">No debe fiarse nunca de nadie, jeje.<text:s/><text:span text:style-name="T22">(Bad)</text:span></text:p>
      <text:p text:style-name="Normal"><text:span text:style-name="T23">(Good)<text:s/></text:span>Un error lo comete cualquiera, volveré otro día entonces, adiós.</text:p>
      <text:p text:style-name="Normal"><text:span text:style-name="T24">(Bad)<text:s/></text:span>Tomo nota, caballero,<text:s/>me iré por el momento, tenga un buen día.</text:p>
      <text:h text:style-name="Título2" text:outline-level="2">Diálogo 2:</text:h>
      <text:p text:style-name="Normal">¿Me recuerdas cómo se llama esto de levantarse temprano y fingir que todo va bien?</text:p>
      <text:p text:style-name="P25">Se llama martes. O miércoles. No cambia mucho.</text:p>
      <text:p text:style-name="Normal">Hoy<text:s/>ni a mi perro he podido sacar.<text:s/>Se quedó en la cama mirándome como si yo fuera el loco.</text:p>
      <text:p text:style-name="P26">Tu perro es más sabio que la mitad del ayuntamiento.</text:p>
      <text:p text:style-name="Normal"><text:span text:style-name="T27">(</text:span><text:span text:style-name="T28">diálogo</text:span><text:span text:style-name="T29">)</text:span><text:span text:style-name="T30"><text:s/></text:span>¿Tú crees que, si dejáramos de hacer como que todo está bien, pasaría algo?</text:p>
      <text:p text:style-name="P31">Alentar a investigar<text:span text:style-name="T32"><text:s/>(Good)</text:span><text:span text:style-name="T33"><text:line-break/></text:span>“¿Para qué seguir investigando?”<text:span text:style-name="T34"><text:s/>(Bad)</text:span></text:p>
      <text:p text:style-name="P35">Tomar un trago está<text:s/>bien,<text:s/>pero recuerda qué sucede en este pueblo todas las noches.<text:s/><text:span text:style-name="T36">(Good)</text:span></text:p>
      <text:p text:style-name="P37"><text:span text:style-name="T38"><text:s/></text:span>Pasaría que me quedarías mirando igual, pero sin<text:s/>un trago<text:s/>en la mano.<text:s/><text:span text:style-name="T39">(Bad)</text:span></text:p>
      <text:p text:style-name="Normal"><text:span text:style-name="T40">(Good)<text:s/></text:span>Es cierto que hay un asesino suelo, no se nos puede olvidar.</text:p>
      <text:p text:style-name="Normal"><text:span text:style-name="T41">(Bad)<text:s/></text:span>Pero fresita, ¿Cómo dices eso habiendo un asesino suelto?...</text:p>
      <text:p text:style-name="Normal"><text:span text:style-name="T42">(bebida)<text:s/></text:span>En cualquier caso, hablando de tragos, dame un (bebida)<text:s/>por favor.</text:p>
      <text:p text:style-name="Normal"><text:span text:style-name="T43">(Good)<text:s/></text:span>¡Qué sabor!, algún día me tiene que dar la receta de esto.</text:p>
      <text:p text:style-name="Normal"><text:span text:style-name="T44">(Bad)</text:span><text:span text:style-name="T45"><text:s/></text:span>Pero bueno fresita, ¿no le queda?, a este paso se volverá mi peor enemigo jajaja. Volveré otro día entonces, pase un buen día.</text:p>
      <text:h text:style-name="Título2" text:outline-level="2">Diálogo 3:</text:h>
      <text:p text:style-name="Normal">¿Sabes qué tienen en común tú y el panadero? Que son los únicos que madrugan más que yo.</text:p>
      <text:p text:style-name="P46">La diferencia es que él amasa pan y yo<text:s/>cobro para olvidarlos.</text:p>
      <text:p text:style-name="Normal">No sé cómo haces para no volverte loco con tanto rumor suelto.</text:p>
      <text:p text:style-name="P47">Aquí los rumores entran con hielo y salen con resaca.</text:p>
      <text:p text:style-name="Normal"><text:span text:style-name="T48">(dialogo)<text:s/></text:span>Y anoche… ¿no viste nada raro al cerrar, ¿no? Me dijeron que alguien rondaba por tu calle.</text:p>
      <text:p text:style-name="P49">Bromear<text:span text:style-name="T50"><text:s/></text:span><text:span text:style-name="T51">(Good)</text:span></text:p>
      <text:p text:style-name="P52">Defensiva<text:s/><text:span text:style-name="T53">(Bad)</text:span></text:p>
      <text:p text:style-name="P54">Vi a un<text:s/>mapache<text:s/>husmeando en la basura. Si era un asesino, se disfrazaba bien.<text:s/><text:span text:style-name="T55">(Good)</text:span></text:p>
      <text:p text:style-name="P56">¿Desde cuándo me preguntas lo que hago después de cerrar?<text:span text:style-name="T57"><text:s/>(Bad)</text:span></text:p>
      <text:p text:style-name="Normal"><text:span text:style-name="T58">(Good)<text:s/></text:span>Entonces al asesino tiene bigotes y cuatro patas, que alivio.</text:p>
      <text:p text:style-name="Normal"><text:span text:style-name="T59">(Bad)<text:s/></text:span>Curiosidades de alcalde, a veces las palabras dicen<text:s/>más<text:s/>que los hechos.</text:p>
      <text:p text:style-name="Normal"><text:span text:style-name="T60">(bebida)</text:span><text:s/>Ponme<text:s/>un (bebida), pero hazlo fuerte. Hoy siento que el pueblo me pesa más que de costumbre.</text:p>
      <text:p text:style-name="Normal"><text:span text:style-name="T61">(Good)</text:span><text:span text:style-name="T62"><text:s/></text:span>¿Ves? Por esto vengo aquí y no me quedo en el despacho.</text:p>
      <text:p text:style-name="Normal"><text:span text:style-name="T63">(Bad)</text:span><text:span text:style-name="T64"><text:s/></text:span>¿Sucede algo?</text:p>
      <text:p text:style-name="P65">Me lo tomaré como un alago<text:s/><text:span text:style-name="T66">(Good)</text:span></text:p>
      <text:p text:style-name="P67">No sirvo bebida a quien carga el pueblo, no vaya a ser que se le caiga<text:s/><text:span text:style-name="T68">(Bad)</text:span></text:p>
      <text:p text:style-name="Normal"><text:span text:style-name="T69">(Good)</text:span><text:s/>Si, aunque me va a tocar volver a él ahora mismo, pase un buen día.</text:p>
      <text:p text:style-name="Normal"><text:span text:style-name="T70">(Bad)</text:span><text:span text:style-name="T71"><text:s/></text:span>Empiezo a pensar que eres mejor psicólogo que barman.</text:p>
      <text:p text:style-name="Normal"/>
      <text:h text:style-name="Título2" text:outline-level="2">Diálogo 4:</text:h>
      <text:p text:style-name="Normal">¿Tú abres temprano porque te gusta o porque odias dormir?</text:p>
      <text:p text:style-name="P72">Abro temprano porque los problemas también madrugan.</text:p>
      <text:p text:style-name="Normal">Anoche se oyeron sirenas. Otra vez cerca de<text:s/>la plaza.</text:p>
      <text:p text:style-name="Normal"><text:span text:style-name="T73">(diálogo)</text:span><text:s/>No me digas que justo esa noche tú no estabas por aquí.</text:p>
      <text:p text:style-name="P74"><text:span text:style-name="T75"><text:s/></text:span>“Estaba aquí”<text:span text:style-name="T76"><text:s/></text:span><text:span text:style-name="T77">(Good)</text:span></text:p>
      <text:p text:style-name="P78">Respuesta evasiva<text:s/><text:span text:style-name="T79">(Bad)</text:span></text:p>
      <text:p text:style-name="P80">Estaba aquí, como siempre. Cerré a las dos y recogí solo. Pregunta al borracho de la esquina si no me crees.<text:s/><text:span text:style-name="T81">(Good)</text:span></text:p>
      <text:p text:style-name="P82">Anoche estuve… donde siempre acabo. ¿Te sirve?<text:span text:style-name="T83"><text:s/></text:span><text:span text:style-name="T84">(Bad)</text:span></text:p>
      <text:p text:style-name="Normal"><text:span text:style-name="T85">(Good)<text:s/></text:span>Si hasta el borracho te cubre, entonces sí que estás integrado en este pueblo.</text:p>
      <text:p text:style-name="Normal"><text:span text:style-name="T86">(Bad)<text:s/></text:span>No. No me sirve. Pero ya sabes, todo acaba saliendo. Como los cuerpos en el río.</text:p>
      <text:p text:style-name="Normal"><text:span text:style-name="T87">(bebida)<text:s/></text:span>Vamos a por un “Desayuno líquido”, ponme un (bebida).</text:p>
      <text:p text:style-name="Normal"><text:span text:style-name="T88">(Good)</text:span><text:span text:style-name="T89"><text:s/></text:span>A este ritmo, acabaré corriendo detrás del asesino con un vaso en la mano.<text:s/>Nos vemos.</text:p>
      <text:p text:style-name="Normal"><text:span text:style-name="T90">(Bad)</text:span><text:span text:style-name="T91"><text:s/></text:span>¿Qué?<text:s/>¿No me das la bebida? Menuda decepción… Hasta la próxima.</text:p>
      <text:h text:style-name="Título1" text:outline-level="1">Diálogos NO genéricos:</text:h>
      <text:h text:style-name="Título2" text:outline-level="2">Diálogo 5:</text:h>
      <text:p text:style-name="Normal">Dulce fresa de<text:s/>buena mañana. ¿Tienes algo para ahogar penas... o pistas?</text:p>
      <text:p text:style-name="P92">Depende. ¿Vienes como cliente, como alcalde… o como sabueso?</text:p>
      <text:p text:style-name="Normal">¿Sabes? Hoy han encontrado otro cuerpo cerca del lago. A este paso, me voy a quedar sin vecinos con quién brindar.</text:p>
      <text:p text:style-name="P93">Qué tragedia... aunque a veces pienso que este pueblo siempre tuvo algo podrido bajo la piel.</text:p>
      <text:p text:style-name="Normal">¿Y tú cómo lo sabes? No sueles salir del bar...</text:p>
      <text:p text:style-name="Normal"><text:span text:style-name="T94">(diálogo)</text:span>Dime, Julián… ¿dónde estabas anoche a eso de las tres?</text:p>
      <text:p text:style-name="P95">Responder<text:s/><text:span text:style-name="T96">(Good)</text:span></text:p>
      <text:p text:style-name="P97">No responder<text:s/><text:span text:style-name="T98">(Bad)</text:span></text:p>
      <text:p text:style-name="P99">Estaba aquí, como cada noche. Sirviendo bourbon a un camionero que no deja propina. Puedes revisar la cámara de seguridad.<text:s/><text:span text:style-name="T100">(Good)</text:span></text:p>
      <text:p text:style-name="P101">¿A las tres? Qué pregunta tan... específica. ¿Desde cuándo tengo que darte explicaciones?<text:s/><text:span text:style-name="T102">(Bad)</text:span></text:p>
      <text:p text:style-name="Normal"><text:span text:style-name="T103">(Good)</text:span>Eso me gusta. Preciso, directo. A veces olvido que no todo el mundo en este pueblo es un mentiroso.</text:p>
      <text:p text:style-name="Normal"><text:span text:style-name="T104">(Bad)</text:span><text:s/>Vaya. Qué reacción tan teatral… ¿Seguro que no te va el drama más que servir copas?</text:p>
      <text:p text:style-name="Normal"><text:span text:style-name="T105">(Bebida)</text:span><text:s/>Bueno, vamos a lo que importa. Ponme un<text:s/>(bebida), que esta<text:s/>mañana<text:s/>necesito frescura y olvido.</text:p>
      <text:p text:style-name="Normal"><text:span text:style-name="T106">(Good)</text:span><text:s/>Por cosas como esta, aún me dan ganas de salvar este pueblo, pase<text:s/>un buen día.</text:p>
      <text:p text:style-name="Normal"><text:span text:style-name="T107">(Bad</text:span>) ¿Cómo que se retrasó el camión con la materia prima? En ese caso volveré otro día, hasta luego.</text:p>
      <text:h text:style-name="Título2" text:outline-level="2">Diálogo 6:</text:h>
      <text:p text:style-name="Normal">Esta mañana encontré a un crío jugando con una navaja. Dice que su padre no volvió anoche.</text:p>
      <text:p text:style-name="P108">Otra víctima más de ese despiadado asesino, mis condolencias.</text:p>
      <text:p text:style-name="Normal">Lo que me extraña es que tú siempre estés tan tranquilo. A otros les tiembla hasta el café.</text:p>
      <text:p text:style-name="P109">Los nervios no sirven de nada cuando los fantasmas vienen puntuales.</text:p>
      <text:p text:style-name="Normal"><text:span text:style-name="T110">(diálogo)</text:span><text:s/>¿Te fuiste directo a casa ayer cuando cerraste, o hiciste alguna parada… más interesante?</text:p>
      <text:p text:style-name="P111">Responder<text:s/><text:span text:style-name="T112">(Good)</text:span></text:p>
      <text:p text:style-name="P113">Ponerse a la defensiva<text:s/><text:span text:style-name="T114">(Bad)</text:span></text:p>
      <text:p text:style-name="P115">Me fui a casa, como siempre. Mis noches son aburridas, alcalde. Como deberían ser todas.<text:s/><text:span text:style-name="T116">(Good)</text:span></text:p>
      <text:p text:style-name="P117">Veo que te interesa mi rutina…<text:s/><text:span text:style-name="T118">(Bad)</text:span></text:p>
      <text:p text:style-name="Normal"><text:span text:style-name="T119">(Good)</text:span><text:s/>Ya veo, alguna noche de estas podría venir de fiesta conmigo a un lugar que conozco muy bien.</text:p>
      <text:p text:style-name="Normal"><text:span text:style-name="T120">(Bad)<text:s/></text:span>Sólo busco pistas, Fresita. Y cuando alguien se pone a la defensiva, suelo anotar el nombre.</text:p>
      <text:p text:style-name="Normal">Ponme lo que le pondrías a un hombre que no duerme desde hace tres días.</text:p>
      <text:p text:style-name="Normal"><text:span text:style-name="T121">(bebida)</text:span><text:s/>Un (bebida) es lo único que despierta sin matar</text:p>
      <text:p text:style-name="Normal"><text:span text:style-name="T122">(Good)</text:span><text:s/>Esto va a ser otra noche entera investigando los hechos de los últimos días, que tenga un buen día.</text:p>
      <text:p text:style-name="Normal"><text:span text:style-name="T123">(</text:span><text:span text:style-name="T124">Bad)<text:s/></text:span>¿No tiene? Una pena, en ese caso esta noche me tocará reposar, que tenga un buen día fresita.</text:p>
      <text:h text:style-name="Título2" text:outline-level="2">Diálogo 7:</text:h>
      <text:p text:style-name="Normal">Otra vez por la mañana, ¿eh? Me pregunto qué será más extraño: que te vean abierto tan temprano, o que alguien en este pueblo siga con vida después de lo que pasó anoche.</text:p>
      <text:p text:style-name="P125">La gente sigue con vida porque<text:s/>dentro de lo que cabe se saben defender. O al menos eso me han dicho.</text:p>
      <text:p text:style-name="Normal"><text:span text:style-name="T126">(diálogo)</text:span><text:s/>Ayer vi que alguien corrió hacia<text:s/>una alcantarilla, ¿lo viste tú también o estoy perdiendo la cabeza?</text:p>
      <text:p text:style-name="P127">Sin tensión<text:s/><text:span text:style-name="T128">(Good)</text:span></text:p>
      <text:p text:style-name="P129">Evasivo<text:s/><text:span text:style-name="T130">(Bad)</text:span></text:p>
      <text:p text:style-name="P131">No he visto a nadie pasar por allí. Aunque, claro, es posible que<text:s/>a alguien se le cayese una moneda y fuese a recogerla<text:s/>¿no?<text:s/><text:span text:style-name="T132">(Good)</text:span></text:p>
      <text:p text:style-name="P133">Quizás simplemente estás perdiendo la cabeza<text:s/><text:span text:style-name="T134">(Bad)</text:span></text:p>
      <text:p text:style-name="Normal"><text:span text:style-name="T135">(bebida)<text:s/></text:span>Un (bebida) por favor.</text:p>
      <text:p text:style-name="Normal"><text:span text:style-name="T136">(Good)</text:span><text:span text:style-name="T137"><text:s/></text:span>Quizás si más gente se tomara uno de estos antes de pensar demasiado, todo sería más sencillo.<text:s/>Aquí en Fermentia las conclusiones se sacan muy rápidamente.<text:s/>Pasa un buen día.</text:p>
      <text:p text:style-name="Normal"><text:span text:style-name="T138">(Bad)</text:span><text:span text:style-name="T139"><text:s/></text:span>A veces la realidad no te da respiro, ¿verdad? Bueno, tendré que buscar mi consuelo en otro sitio.</text:p>
      <text:h text:style-name="Título2" text:outline-level="2">Diálogo 8:</text:h>
      <text:p text:style-name="Normal">Fresita, lo que el pueblo necesita es un poco de calma. Pero, claro, si te vas a quedar aquí mirando, tampoco espero milagros.</text:p>
      <text:p text:style-name="P140">El mundo se va al garete y yo sigo con mi barra. Algo me dice que no soy el único que prefiere ignorar lo que pasa fuera de aquí.</text:p>
      <text:p text:style-name="Normal"><text:span text:style-name="T141">(diálogo)</text:span><text:span text:style-name="T142"><text:s/></text:span>Anoche no escuchaste nada raro, ¿verdad? ¿Ni gritos, ni pasos de más?</text:p>
      <text:p text:style-name="P143">“Ni idea”<text:s/><text:span text:style-name="T144">(Good)</text:span></text:p>
      <text:p text:style-name="P145"><text:span text:style-name="T146"><text:s/></text:span>Mostrar desinterés<text:s/><text:span text:style-name="T147">(Bad)</text:span></text:p>
      <text:p text:style-name="P148">No, nada. Si algo pasa aquí, siempre me llega tarde. Y cuando no me llega, no es mi problema.<text:s/>No<text:s/>obstante,<text:s/>cualquier cosa te lo comentaré cuando te vea.<text:span text:style-name="T149"><text:s/>(Good)</text:span><text:span text:style-name="T150"><text:line-break/></text:span>No escuché nada. El silencio puede ser un buen amigo, ya sabes. Tal vez por eso me gusta este lugar: no hace falta saberlo todo.<text:span text:style-name="T151"><text:s/>(Bad)</text:span></text:p>
      <text:p text:style-name="Normal"><text:span text:style-name="T152">(Good)</text:span><text:s/>¿Sabes? A veces me gustaría que todo fuera más claro en Fermentia. No me fío ni de mis propios zapatos en estos días.</text:p>
      <text:p text:style-name="Normal"><text:span text:style-name="T153">(Bad)</text:span><text:s/>*Frunce el ceño extrañado*</text:p>
      <text:p text:style-name="Normal"><text:span text:style-name="T154">(bebida)</text:span><text:span text:style-name="T155"><text:s/></text:span>Me haces un favor y me pones<text:s/>de ese tal<text:s/>(bebida),<text:s/>Fresita. No tengo tiempo para tonterías.</text:p>
      <text:p text:style-name="Normal"><text:span text:style-name="T156">(Good)</text:span><text:span text:style-name="T157"><text:s/></text:span>Nunca faltan cosas fuertes por aquí, pero a veces eso te hace ver cosas que a uno no le gustaría ver. Como sea, tenga un buen día.</text:p>
      <text:p text:style-name="Normal"><text:span text:style-name="T158">(Bad)</text:span><text:span text:style-name="T159"><text:s/></text:span>¿Que no tengo la cabeza para lo que busco?<text:s/>Pero quién se ha creído, hasta luego.</text:p>
      <text:h text:style-name="Título2" text:outline-level="2">Diálogo 9:</text:h>
      <text:p text:style-name="Normal">Ojalá tu bar tuviera las respuestas que todos necesitamos. Ojalá se pudiera beber sentido común aquí.</text:p>
      <text:p text:style-name="P160">No se bebe sentido común. Se bebe lo que hay. Y si quieres respuestas, tendrías que estar buscando en otro sitio.</text:p>
      <text:p text:style-name="Normal"><text:span text:style-name="T161">(diálogo)</text:span><text:s/>Ayer alguien me dijo que hubo movimiento en las afueras. ¿Sabes algo de eso o me estás mirando como si tuviera la cabeza en otro lado?</text:p>
      <text:p text:style-name="P162">Cuidado con lo que escuchas<text:span text:style-name="T163"><text:s/>(Good)</text:span><text:span text:style-name="T164"><text:line-break/></text:span>No quieres saberlo<text:span text:style-name="T165"><text:s/>(Bad)</text:span><text:span text:style-name="T166"><text:line-break/></text:span>Sé que el viento a veces juega con las sombras. No te dejes engañar por ellas, pero tampoco ignores lo que te dicen.<text:span text:style-name="T167"><text:s/>(Good)</text:span><text:span text:style-name="T168"><text:line-break/></text:span>A veces, es mejor no escuchar demasiado. Si te cuento lo que sé, quizás nunca quieras escucharme de nuevo.<text:s/><text:span text:style-name="T169">(Bad)</text:span></text:p>
      <text:p text:style-name="Normal"><text:span text:style-name="T170">(Good)<text:s/></text:span>A veces es difícil ignorar lo que no queremos ver. Gracias por la indirecta.<text:span text:style-name="T171"><text:line-break/>(Bad)<text:s/></text:span>*Observa con preocupación*</text:p>
      <text:p text:style-name="Normal"><text:span text:style-name="T172">(bebida)<text:s/></text:span>Me pones un (bebida),<text:s/>pero más fuerte hoy, ¿quieres?</text:p>
      <text:p text:style-name="Normal"><text:span text:style-name="T173">(Good)</text:span><text:span text:style-name="T174"><text:s/></text:span>Eso es justo lo que busco. Me ayudará a olvidar que hay algo mucho peor acechando en el pueblo. Pase un buen día.</text:p>
      <text:p text:style-name="Normal"><text:span text:style-name="T175">(Bad)</text:span><text:span text:style-name="T176"><text:s/></text:span>¿No me lo va a dar?<text:s/>No tengo nada que esconder tras ese sorbo, en fin, volveré otro día.<text:s/>Adiós.</text:p>
      <text:p text:style-name="Normal"/>
      <text:h text:style-name="Título2" text:outline-level="2">Diálogo 10:</text:h>
      <text:p text:style-name="Normal">Ya no sé si el peor enemigo de este pueblo es Felidoria o el maldito asesino que ronda cada noche.</text:p>
      <text:p text:style-name="P177">Lo peor de Fermentia no es Felidoria ni el asesino. Es que todos hablamos mucho y hacemos poco.</text:p>
      <text:p text:style-name="Normal"><text:span text:style-name="T178">(diálogo)</text:span><text:s/>Escuché que alguien estuvo en el mercado antes de la medianoche. ¿Lo viste tú? O, mejor aún, ¿no te gustaría saber quién?</text:p>
      <text:p text:style-name="P179">“Lo vi”<text:s/><text:span text:style-name="T180">(Good)</text:span><text:span text:style-name="T181"><text:line-break/></text:span>“No me interesa”<text:s/><text:span text:style-name="T182">(Bad)</text:span><text:span text:style-name="T183"><text:line-break/></text:span>Lo vi. Pero si te soy sincero, no creo que esa sea la respuesta que estás buscando.<text:span text:style-name="T184"><text:s/>(Good)</text:span><text:span text:style-name="T185"><text:line-break/></text:span>Yo no veo nada, no escucho nada. Y si te soy sincero, me alegra no saber más. No todo es mi negocio.<text:span text:style-name="T186"><text:s/></text:span><text:span text:style-name="T187">(Bad)</text:span></text:p>
      <text:p text:style-name="Normal"><text:span text:style-name="T188">(Good)</text:span><text:span text:style-name="T189"><text:s/></text:span>A veces no es el asesino lo que da miedo. Es lo que nos deja atrás.<text:span text:style-name="T190"><text:line-break/>(Bad)</text:span><text:span text:style-name="T191"><text:s/></text:span>*Examina a la fresa con los ojos*</text:p>
      <text:p text:style-name="Normal"><text:span text:style-name="T192">(bebida)</text:span><text:span text:style-name="T193"><text:s/></text:span>Ponme un trago fuerte de (bebida).</text:p>
      <text:p text:style-name="Normal"><text:span text:style-name="T194">(Good)</text:span><text:s/>Gracias, quizás este trago me ayude a ver mejor las cosas.<text:s/>Tenga un buen día.<text:span text:style-name="T195"><text:line-break/>(Bad)</text:span><text:span text:style-name="T196"><text:s/></text:span>¿Que no debería estar buscando respuestas aquí?<text:s/>Bueno, quizás tengas razón. Vendré en otro momento entonces. Hasta la próxim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íctor Martínez Moreno</meta:initial-creator>
    <dc:creator>Víctor Martínez Moreno</dc:creator>
    <meta:creation-date>2025-04-05T18:29:00Z</meta:creation-date>
    <dc:date>2025-04-06T13:59:00Z</dc:date>
    <meta:template xlink:href="Normal" xlink:type="simple"/>
    <meta:editing-cycles>54</meta:editing-cycles>
    <meta:editing-duration>PT69060S</meta:editing-duration>
    <meta:document-statistic meta:page-count="1" meta:paragraph-count="21" meta:word-count="1622" meta:character-count="10528" meta:row-count="74" meta:non-whitespace-character-count="8927"/>
  </office:meta>
</office:document-meta>
</file>